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1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>
      <style:paragraph-properties fo:margin-left="0in" fo:margin-right="0in" fo:margin-top="0in" fo:margin-bottom="0in" fo:line-height="100%" fo:text-align="center" text:enable-numbering="false" fo:text-indent="0in"/>
      <style:text-properties style:use-window-font-color="true" style:text-outline="false" style:text-line-through-style="none" style:font-name="Bitstream Vera Sans1" fo:font-size="18pt" fo:font-style="normal" fo:text-shadow="none" style:text-underline-style="none" fo:font-weight="normal" style:font-name-asian="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font-size="8pt"/>
    </style:style>
    <style:style style:name="P9" style:family="paragraph" style:parent-style-name="Standard" style:list-style-name="L1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5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fill="solid" draw:fill-color="#ffffff" draw:textarea-horizontal-align="right" draw:textarea-vertical-align="bottom" draw:auto-grow-height="false" fo:min-height="0in" fo:min-width="0in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1" draw:style-name="gr1" draw:text-style-name="P2" svg:x1="1.8075in" svg:y1="3.9535in" svg:x2="1.7555in" svg:y2="3.9535in"><text:p/></draw:line>HWClass 6 March 2007</text:p>
      <text:p text:style-name="P3"/>
      <text:p text:style-name="P3"/>
      <text:p text:style-name="P4">What is a register used for?</text:p>
      <text:p text:style-name="Standard"/>
      <text:p text:style-name="Standard"><draw:line text:anchor-type="paragraph" draw:z-index="3" draw:style-name="gr2" draw:text-style-name="P2" svg:x1="0.5335in" svg:y1="0.1791in" svg:x2="0.5335in" svg:y2="0.3598in"><text:p/></draw:line><draw:line text:anchor-type="paragraph" draw:z-index="4" draw:style-name="gr2" draw:text-style-name="P2" svg:x1="0.5335in" svg:y1="0.1791in" svg:x2="0.5681in" svg:y2="0.2764in"><text:p/></draw:line></text:p>
      <text:p text:style-name="Standard"><draw:line text:anchor-type="paragraph" draw:z-index="6" draw:style-name="gr2" draw:text-style-name="P2" svg:x1="1.652in" svg:y1="0.0008in" svg:x2="1.652in" svg:y2="0.1815in"><text:p/></draw:line><draw:line text:anchor-type="paragraph" draw:z-index="7" draw:style-name="gr2" draw:text-style-name="P2" svg:x1="1.652in" svg:y1="0.0008in" svg:x2="1.6937in" svg:y2="0.1055in"><text:p/></draw:line>Clk</text:p>
      <text:p text:style-name="Standard"><draw:g text:anchor-type="paragraph" draw:z-index="2" draw:style-name="gr3"><draw:line draw:style-name="gr4" draw:text-style-name="P5" svg:x1="0.6161in" svg:y1="0.0465in" svg:x2="1.5689in" svg:y2="0.0465in"><text:p/></draw:line><draw:line draw:style-name="gr4" draw:text-style-name="P5" svg:x1="0.6161in" svg:y1="0.2028in" svg:x2="1.5689in" svg:y2="0.2028in"><text:p/></draw:line><draw:line draw:style-name="gr4" draw:text-style-name="P5" svg:x1="0.4571in" svg:y1="0.0465in" svg:x2="0.6161in" svg:y2="0.2028in"><text:p/></draw:line><draw:line draw:style-name="gr4" draw:text-style-name="P5" svg:x1="0.4571in" svg:y1="0.2028in" svg:x2="0.6161in" svg:y2="0.0465in"><text:p/></draw:line><draw:line draw:style-name="gr4" draw:text-style-name="P5" svg:x1="0.4579in" svg:y1="0.0472in" svg:x2="0.6169in" svg:y2="0.2035in"><text:p/></draw:line><draw:line draw:style-name="gr4" draw:text-style-name="P5" svg:x1="0.4579in" svg:y1="0.2035in" svg:x2="0.6169in" svg:y2="0.0472in"><text:p/></draw:line><draw:line draw:style-name="gr4" draw:text-style-name="P5" svg:x1="1.5689in" svg:y1="0.0465in" svg:x2="1.728in" svg:y2="0.2028in"><text:p/></draw:line><draw:line draw:style-name="gr4" draw:text-style-name="P5" svg:x1="1.5689in" svg:y1="0.2028in" svg:x2="1.728in" svg:y2="0.0465in"><text:p/></draw:line></draw:g>d <text:s text:c="14"/><text:span text:style-name="T1">0xA</text:span></text:p>
      <text:p text:style-name="Standard"><draw:g text:anchor-type="paragraph" draw:z-index="5" draw:style-name="gr3"><draw:line draw:style-name="gr4" draw:text-style-name="P5" svg:x1="1.7083in" svg:y1="0.0409in" svg:x2="2.5346in" svg:y2="0.0409in"><text:p/></draw:line><draw:line draw:style-name="gr4" draw:text-style-name="P5" svg:x1="1.7083in" svg:y1="0.1972in" svg:x2="2.5346in" svg:y2="0.1972in"><text:p/></draw:line><draw:line draw:style-name="gr4" draw:text-style-name="P5" svg:x1="1.5709in" svg:y1="0.0409in" svg:x2="1.7083in" svg:y2="0.1972in"><text:p/></draw:line><draw:line draw:style-name="gr4" draw:text-style-name="P5" svg:x1="1.5709in" svg:y1="0.1972in" svg:x2="1.7083in" svg:y2="0.0409in"><text:p/></draw:line><draw:line draw:style-name="gr4" draw:text-style-name="P5" svg:x1="1.5717in" svg:y1="0.0417in" svg:x2="1.7091in" svg:y2="0.198in"><text:p/></draw:line><draw:line draw:style-name="gr4" draw:text-style-name="P5" svg:x1="1.5717in" svg:y1="0.198in" svg:x2="1.7091in" svg:y2="0.0417in"><text:p/></draw:line><draw:line draw:style-name="gr4" draw:text-style-name="P5" svg:x1="2.5346in" svg:y1="0.0409in" svg:x2="2.672in" svg:y2="0.1972in"><text:p/></draw:line><draw:line draw:style-name="gr4" draw:text-style-name="P5" svg:x1="2.5346in" svg:y1="0.1972in" svg:x2="2.672in" svg:y2="0.0409in"><text:p/></draw:line></draw:g>q <text:s text:c="33"/><text:span text:style-name="T1">0xA</text:span> <text:s text:c="9"/></text:p>
      <text:p text:style-name="Standard"><draw:line text:anchor-type="paragraph" draw:z-index="30" draw:style-name="gr2" draw:text-style-name="P2" svg:x1="2.2193in" svg:y1="0.1638in" svg:x2="4.5319in" svg:y2="0.1638in"><text:p/></draw:line><draw:line text:anchor-type="paragraph" draw:z-index="31" draw:style-name="gr2" draw:text-style-name="P2" svg:x1="4.5319in" svg:y1="0.1638in" svg:x2="4.5319in" svg:y2="0.7764in"><text:p/></draw:line><text:tab/><text:tab/><text:tab/><text:tab/><text:tab/><text:tab/><text:tab/><text:span text:style-name="T1">New value</text:span></text:p>
      <text:p text:style-name="Standard"><draw:line text:anchor-type="paragraph" draw:z-index="14" draw:style-name="gr2" draw:text-style-name="P2" svg:x1="2.798in" svg:y1="0.0508in" svg:x2="3.126in" svg:y2="0.3161in"><text:p/></draw:line><draw:line text:anchor-type="paragraph" draw:z-index="18" draw:style-name="gr2" draw:text-style-name="P2" svg:x1="2.798in" svg:y1="0.0508in" svg:x2="2.798in" svg:y2="0.3736in"><text:p/></draw:line> <text:s text:c="42"/><text:span text:style-name="T1">1</text:span> <text:s text:c="37"/></text:p>
      <text:p text:style-name="P6"><draw:line text:anchor-type="paragraph" draw:z-index="15" draw:style-name="gr2" draw:text-style-name="P2" svg:x1="3.1256in" svg:y1="0.1217in" svg:x2="3.1256in" svg:y2="0.4291in"><text:p/></draw:line><draw:line text:anchor-type="paragraph" draw:z-index="21" draw:style-name="gr2" draw:text-style-name="P2" svg:x1="2.2138in" svg:y1="0.002in" svg:x2="2.7976in" svg:y2="0.002in"><text:p/></draw:line> <text:s text:c="93"/></text:p>
      <text:p text:style-name="P6"><draw:custom-shape text:anchor-type="paragraph" draw:z-index="8" draw:style-name="gr5" draw:text-style-name="P7" svg:width="0.6461in" svg:height="0.7504in" svg:x="0.6618in" svg:y="0.0236in"><text:p text:style-name="P2"><text:span text:style-name="T2">FF</text:span></text:p><draw:enhanced-geometry svg:viewBox="0 0 21600 21600" draw:type="rectangle" draw:enhanced-path="M 0 0 L 21600 0 21600 21600 0 21600 0 0 Z N"/></draw:custom-shape><draw:line text:anchor-type="paragraph" draw:z-index="9" draw:style-name="gr2" draw:text-style-name="P2" svg:x1="0.3075in" svg:y1="0.1756in" svg:x2="0.6618in" svg:y2="0.1756in"><text:p/></draw:line><draw:line text:anchor-type="paragraph" draw:z-index="10" draw:style-name="gr2" draw:text-style-name="P2" svg:x1="1.3075in" svg:y1="0.1799in" svg:x2="1.6567in" svg:y2="0.1799in"><text:p/></draw:line><draw:custom-shape text:anchor-type="paragraph" draw:z-index="11" draw:style-name="gr6" draw:text-style-name="P2" svg:width="0.1512in" svg:height="0.1669in" svg:x="0.8965in" svg:y="0.6071in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2" draw:style-name="gr7" draw:text-style-name="P8" svg:width="0.6406in" svg:height="0.2559in" draw:transform="rotate (1.5707963267946) translate (5.04791666666667in 0.736111111111111in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9" draw:style-name="gr2" draw:text-style-name="P2" svg:x1="2.9232in" svg:y1="0.1319in" svg:x2="2.8043in" svg:y2="0.2303in"><text:p/></draw:line><draw:line text:anchor-type="paragraph" draw:z-index="20" draw:style-name="gr2" draw:text-style-name="P2" svg:x1="2.9232in" svg:y1="0.1319in" svg:x2="2.798in" svg:y2="0.0173in"><text:p/></draw:line><draw:line text:anchor-type="paragraph" draw:z-index="23" draw:style-name="gr2" draw:text-style-name="P2" svg:x1="3.1256in" svg:y1="0.0772in" svg:x2="3.339in" svg:y2="0.0772in"><text:p/></draw:line><draw:line text:anchor-type="paragraph" draw:z-index="24" draw:style-name="gr2" draw:text-style-name="P2" svg:x1="3.339in" svg:y1="0.0772in" svg:x2="3.339in" svg:y2="0.3925in"><text:p/></draw:line> <text:s text:c="6"/>d <text:s text:c="24"/>q <text:s text:c="31"/>+ <text:s text:c="55"/></text:p>
      <text:p text:style-name="P6"><draw:custom-shape text:anchor-type="paragraph" draw:z-index="0" draw:style-name="gr7" draw:text-style-name="P8" svg:width="0.6378in" svg:height="0.2559in" draw:transform="rotate (1.5707963267946) translate (4.01666666666667in 0.727777777777778in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6" draw:style-name="gr2" draw:text-style-name="P2" svg:x1="3.126in" svg:y1="0.1055in" svg:x2="2.8043in" svg:y2="0.3602in"><text:p/></draw:line><draw:line text:anchor-type="paragraph" draw:z-index="17" draw:style-name="gr2" draw:text-style-name="P2" svg:x1="2.8043in" svg:y1="0.3606in" svg:x2="2.8043in" svg:y2="0.0689in"><text:p/></draw:line><draw:line text:anchor-type="paragraph" draw:z-index="32" draw:style-name="gr2" draw:text-style-name="P2" svg:x1="4.5319in" svg:y1="0.0638in" svg:x2="5.048in" svg:y2="0.0638in"><text:p/></draw:line> <text:s text:c="36"/><text:tab/><text:tab/><text:tab/> <text:s text:c="47"/>1 <text:s text:c="27"/>cnt val</text:p>
      <text:p text:style-name="P6"><draw:line text:anchor-type="paragraph" draw:z-index="22" draw:style-name="gr2" draw:text-style-name="P2" svg:x1="2.2299in" svg:y1="0.0744in" svg:x2="2.8043in" svg:y2="0.0744in"><text:p/></draw:line><draw:line text:anchor-type="paragraph" draw:z-index="25" draw:style-name="gr2" draw:text-style-name="P2" svg:x1="3.339in" svg:y1="0.0689in" svg:x2="4.0169in" svg:y2="0.0689in"><text:p/></draw:line><draw:line text:anchor-type="paragraph" draw:z-index="26" draw:style-name="gr2" draw:text-style-name="P2" svg:x1="2.589in" svg:y1="0.0744in" svg:x2="2.589in" svg:y2="0.4228in"><text:p/></draw:line><draw:rect text:anchor-type="paragraph" draw:z-index="33" draw:style-name="gr8" draw:text-style-name="P2" svg:width="0.3594in" svg:height="0.3185in" svg:x="5.9311in" svg:y="-0.0898in"><text:p/></draw:rect><draw:line text:anchor-type="paragraph" draw:z-index="34" draw:style-name="gr2" draw:text-style-name="P2" svg:x1="5.3035in" svg:y1="0.0689in" svg:x2="5.9315in" svg:y2="0.0689in"><text:p/></draw:line><draw:custom-shape text:anchor-type="paragraph" draw:z-index="35" draw:style-name="gr6" draw:text-style-name="P2" svg:width="0.0996in" svg:height="0.1043in" svg:x="6.072in" svg:y="0.1264in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text:anchor-type="paragraph" draw:z-index="36" draw:style-name="gr2" draw:text-style-name="P2" svg:x1="6.2902in" svg:y1="0.0744in" svg:x2="6.8063in" svg:y2="0.0744in"><text:p/></draw:line> <text:s text:c="91"/>1</text:p>
      <text:p text:style-name="P6"><draw:line text:anchor-type="paragraph" draw:z-index="13" draw:style-name="gr2" draw:text-style-name="P2" svg:x1="4.272in" svg:y1="0.048in" svg:x2="5.0472in" svg:y2="0.048in"><text:p/></draw:line><text:tab/><text:tab/><text:tab/><text:tab/><text:tab/><text:tab/><text:tab/><text:tab/> <text:s text:c="25"/>0</text:p>
      <text:p text:style-name="P6"><draw:line text:anchor-type="paragraph" draw:z-index="27" draw:style-name="gr2" draw:text-style-name="P2" svg:x1="2.589in" svg:y1="0.0992in" svg:x2="4.0169in" svg:y2="0.0992in"><text:p/></draw:line><draw:line text:anchor-type="paragraph" draw:z-index="29" draw:style-name="gr2" draw:text-style-name="P2" svg:x1="5.172in" svg:y1="0.011in" svg:x2="5.172in" svg:y2="0.3701in"><text:p/></draw:line> <text:s text:c="91"/>0</text:p>
      <text:p text:style-name="P6"><draw:line text:anchor-type="paragraph" draw:z-index="28" draw:style-name="gr2" draw:text-style-name="P2" svg:x1="4.1409in" svg:y1="0.0055in" svg:x2="4.1409in" svg:y2="0.2189in"><text:p/></draw:line> <text:s text:c="18"/>clk <text:s text:c="70"/>cnt <text:s text:c="17"/>ld</text:p>
      <text:p text:style-name="P6"><draw:line text:anchor-type="paragraph" draw:z-index="45" draw:style-name="gr1" draw:text-style-name="P2" svg:x1="1.648in" svg:y1="0.7996in" svg:x2="1.648in" svg:y2="0.6744in"><text:p/></draw:line><draw:line text:anchor-type="paragraph" draw:z-index="46" draw:style-name="gr1" draw:text-style-name="P2" svg:x1="1.6736in" svg:y1="0.711in" svg:x2="1.648in" svg:y2="0.6744in"><text:p/></draw:line></text:p>
      <text:p text:style-name="P6"/>
      <text:p text:style-name="P6"><draw:line text:anchor-type="paragraph" draw:z-index="39" draw:style-name="gr1" draw:text-style-name="P2" svg:x1="1.1256in" svg:y1="0.4661in" svg:x2="1.1256in" svg:y2="0.3409in"><text:p/></draw:line><draw:line text:anchor-type="paragraph" draw:z-index="40" draw:style-name="gr1" draw:text-style-name="P2" svg:x1="1.1512in" svg:y1="0.3776in" svg:x2="1.1256in" svg:y2="0.3409in"><text:p/></draw:line><draw:line text:anchor-type="paragraph" draw:z-index="41" draw:style-name="gr1" draw:text-style-name="P2" svg:x1="1.3256in" svg:y1="0.4717in" svg:x2="1.3256in" svg:y2="0.3465in"><text:p/></draw:line><draw:line text:anchor-type="paragraph" draw:z-index="42" draw:style-name="gr1" draw:text-style-name="P2" svg:x1="1.3512in" svg:y1="0.3831in" svg:x2="1.3256in" svg:y2="0.3465in"><text:p/></draw:line><draw:line text:anchor-type="paragraph" draw:z-index="43" draw:style-name="gr1" draw:text-style-name="P2" svg:x1="1.4811in" svg:y1="0.4717in" svg:x2="1.4811in" svg:y2="0.3465in"><text:p/></draw:line><draw:line text:anchor-type="paragraph" draw:z-index="44" draw:style-name="gr1" draw:text-style-name="P2" svg:x1="1.5067in" svg:y1="0.3831in" svg:x2="1.4811in" svg:y2="0.3465in"><text:p/></draw:line></text:p>
      <text:p text:style-name="P6"><draw:line text:anchor-type="paragraph" draw:z-index="47" draw:style-name="gr1" draw:text-style-name="P2" svg:x1="1.8366in" svg:y1="0.3161in" svg:x2="1.8366in" svg:y2="0.1909in"><text:p/></draw:line><draw:line text:anchor-type="paragraph" draw:z-index="48" draw:style-name="gr1" draw:text-style-name="P2" svg:x1="1.8622in" svg:y1="0.2276in" svg:x2="1.8366in" svg:y2="0.1909in"><text:p/></draw:line><draw:line text:anchor-type="paragraph" draw:z-index="49" draw:style-name="gr1" draw:text-style-name="P2" svg:x1="2.0925in" svg:y1="0.3161in" svg:x2="2.0925in" svg:y2="0.1909in"><text:p/></draw:line><draw:line text:anchor-type="paragraph" draw:z-index="50" draw:style-name="gr1" draw:text-style-name="P2" svg:x1="2.1181in" svg:y1="0.2276in" svg:x2="2.0925in" svg:y2="0.1909in"><text:p/></draw:line></text:p>
      <text:p text:style-name="P6"><draw:line text:anchor-type="paragraph" draw:z-index="37" draw:style-name="gr1" draw:text-style-name="P2" svg:x1="0.9535in" svg:y1="0.1441in" svg:x2="0.9535in" svg:y2="0.0189in"><text:p/></draw:line><draw:line text:anchor-type="paragraph" draw:z-index="38" draw:style-name="gr1" draw:text-style-name="P2" svg:x1="0.9791in" svg:y1="0.0555in" svg:x2="0.9535in" svg:y2="0.0189in"><text:p/></draw:line>clk <text:s text:c="71"/>always @( posedge clk or negedge r_)</text:p>
      <text:p text:style-name="P6"><draw:line text:anchor-type="paragraph" draw:z-index="53" draw:style-name="gr9" draw:text-style-name="P2" svg:x1="0.9535in" svg:y1="0.0189in" svg:x2="0.9535in" svg:y2="0.7327in"><text:p/></draw:line>new val <text:s text:c="6"/>7 <text:s/>x <text:s/>x <text:s/>x <text:s/>x <text:s/>x <text:s text:c="3"/>x <text:s text:c="2"/>x <text:s text:c="25"/>begin if ( r_ )</text:p>
      <text:p text:style-name="P6">cnt val <text:s text:c="7"/>4 <text:s/>7 <text:s/>7 <text:s/>7 <text:s/>8 <text:s/>9 <text:s/>10 <text:s/>11 <text:s text:c="38"/>cnt_val&lt;=4'b0;</text:p>
      <text:p text:style-name="P6"><draw:line text:anchor-type="paragraph" draw:z-index="61" draw:style-name="gr2" draw:text-style-name="P2" svg:x1="0.761in" svg:y1="0.128in" svg:x2="0.9535in" svg:y2="0.128in"><text:p/></draw:line><draw:line text:anchor-type="paragraph" draw:z-index="62" draw:style-name="gr2" draw:text-style-name="P2" svg:x1="0.9535in" svg:y1="0.0075in" svg:x2="0.9535in" svg:y2="0.1276in"><text:p/></draw:line><draw:line text:anchor-type="paragraph" draw:z-index="63" draw:style-name="gr2" draw:text-style-name="P2" svg:x1="0.9535in" svg:y1="0.0075in" svg:x2="1.0579in" svg:y2="0.0075in"><text:p/></draw:line><draw:line text:anchor-type="paragraph" draw:z-index="64" draw:style-name="gr2" draw:text-style-name="P2" svg:x1="1.0575in" svg:y1="0.0075in" svg:x2="1.0575in" svg:y2="0.1276in"><text:p/></draw:line><draw:line text:anchor-type="paragraph" draw:z-index="65" draw:style-name="gr2" draw:text-style-name="P2" svg:x1="1.0575in" svg:y1="0.128in" svg:x2="2.5004in" svg:y2="0.128in"><text:p/></draw:line>ld <text:s text:c="84"/>else if ( ld ) cnt_val&lt;=wv;</text:p>
      <text:p text:style-name="P6"><draw:line text:anchor-type="paragraph" draw:z-index="66" draw:style-name="gr2" draw:text-style-name="P2" svg:x1="0.7555in" svg:y1="0.1602in" svg:x2="1.5157in" svg:y2="0.1602in"><text:p/></draw:line><draw:line text:anchor-type="paragraph" draw:z-index="67" draw:style-name="gr2" draw:text-style-name="P2" svg:x1="1.5161in" svg:y1="0.0618in" svg:x2="1.5161in" svg:y2="0.1602in"><text:p/></draw:line><draw:line text:anchor-type="paragraph" draw:z-index="68" draw:style-name="gr2" draw:text-style-name="P2" svg:x1="1.5161in" svg:y1="0.0618in" svg:x2="2.5008in" svg:y2="0.0618in"><text:p/></draw:line>cnt <text:s text:c="93"/>else if(cnt)</text:p>
      <text:p text:style-name="P6"><draw:line text:anchor-type="paragraph" draw:z-index="51" draw:style-name="gr1" draw:text-style-name="P2" svg:x1="2.3311in" svg:y1="-0.6673in" svg:x2="2.3311in" svg:y2="-0.7925in"><text:p/></draw:line><draw:line text:anchor-type="paragraph" draw:z-index="52" draw:style-name="gr1" draw:text-style-name="P2" svg:x1="2.3567in" svg:y1="-0.7559in" svg:x2="2.3311in" svg:y2="-0.7925in"><text:p/></draw:line><draw:line text:anchor-type="paragraph" draw:z-index="54" draw:style-name="gr9" draw:text-style-name="P2" svg:x1="1.1256in" svg:y1="-0.6409in" svg:x2="1.1256in" svg:y2="0.0728in"><text:p/></draw:line><draw:line text:anchor-type="paragraph" draw:z-index="55" draw:style-name="gr9" draw:text-style-name="P2" svg:x1="1.3256in" svg:y1="-0.6409in" svg:x2="1.3256in" svg:y2="0.0728in"><text:p/></draw:line><draw:line text:anchor-type="paragraph" draw:z-index="56" draw:style-name="gr9" draw:text-style-name="P2" svg:x1="1.4811in" svg:y1="-0.6409in" svg:x2="1.4811in" svg:y2="0.0728in"><text:p/></draw:line><draw:line text:anchor-type="paragraph" draw:z-index="57" draw:style-name="gr9" draw:text-style-name="P2" svg:x1="1.6425in" svg:y1="-0.6409in" svg:x2="1.6425in" svg:y2="0.0728in"><text:p/></draw:line><draw:line text:anchor-type="paragraph" draw:z-index="58" draw:style-name="gr9" draw:text-style-name="P2" svg:x1="1.8366in" svg:y1="-0.6409in" svg:x2="1.8366in" svg:y2="0.0728in"><text:p/></draw:line><draw:line text:anchor-type="paragraph" draw:z-index="59" draw:style-name="gr9" draw:text-style-name="P2" svg:x1="2.098in" svg:y1="-0.6354in" svg:x2="2.098in" svg:y2="0.0783in"><text:p/></draw:line><draw:line text:anchor-type="paragraph" draw:z-index="60" draw:style-name="gr9" draw:text-style-name="P2" svg:x1="2.3366in" svg:y1="-0.6354in" svg:x2="2.3366in" svg:y2="0.0783in"><text:p/></draw:line> <text:s text:c="108"/>cnt_val&lt;=cnt_val+1;</text:p>
      <text:p text:style-name="P6"><text:s text:c="77"/>end</text:p>
      <text:p text:style-name="P6"/>
      <text:p text:style-name="P6"/>
      <text:list text:style-name="L1">
        <text:list-item>
          <text:p text:style-name="P9">stubs – dummy functions</text:p>
        </text:list-item>
      </text:list>
      <text:p text:style-name="P6"><text:s text:c="17"/></text:p>
      <text:p text:style-name="P6"><text:s text:c="21"/>void foo(){</text:p>
      <text:p text:style-name="P6"><text:s text:c="21"/>}</text:p>
      <text:p text:style-name="P6"/>
      <text:p text:style-name="P6"><text:s text:c="6"/>2. <text:s/>do realeseas -&gt; incremental releases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1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Gothic" svg:font-family="Gothic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23T15:48:34</meta:creation-date>
    <dc:date>2007-03-23T15:49:35</dc:date>
    <dc:language>en-US</dc:language>
    <meta:editing-cycles>2</meta:editing-cycles>
    <meta:editing-duration>PT1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90" meta:character-count="1748"/>
  </office:meta>
</office:document-meta>
</file>